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 style:master-page-name="MP0" style:family="paragraph">
      <style:paragraph-properties fo:break-before="page" fo:text-indent="0in"/>
      <style:text-properties fo:font-weight="bold" style:font-weight-asian="bold" style:font-weight-complex="bold" fo:language="en" fo:country="US"/>
    </style:style>
    <style:style style:name="P2" style:parent-style-name="Normal" style:family="paragraph">
      <style:paragraph-properties fo:text-indent="0in"/>
      <style:text-properties fo:font-weight="bold" style:font-weight-asian="bold" style:font-weight-complex="bold" fo:language="en" fo:country="US"/>
    </style:style>
    <style:style style:name="P3" style:parent-style-name="Standard" style:family="paragraph">
      <style:paragraph-properties fo:text-align="start" fo:text-indent="0in"/>
    </style:style>
    <style:style style:name="T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5" style:parent-style-name="CommentText" style:family="paragraph">
      <style:paragraph-properties fo:text-align="start" fo:text-indent="0in"/>
    </style:style>
    <style:style style:name="P6" style:parent-style-name="CommentText" style:family="paragraph">
      <style:paragraph-properties fo:text-align="start" fo:text-indent="0in"/>
    </style:style>
    <style:style style:name="T7" style:parent-style-name="CommentReference" style:family="text">
      <style:text-properties style:font-name="Times New Roman" fo:font-size="12pt" style:font-size-asian="12pt" style:font-size-complex="12pt"/>
    </style:style>
    <style:style style:name="P8" style:parent-style-name="CommentText" style:family="paragraph">
      <style:paragraph-properties fo:text-align="start" fo:text-indent="0in"/>
    </style:style>
    <style:style style:name="T9"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0" style:parent-style-name="Standard" style:family="paragraph">
      <style:paragraph-properties fo:text-align="start" fo:text-indent="0in"/>
    </style:style>
    <style:style style:name="T11" style:parent-style-name="DefaultParagraphFont" style:family="text">
      <style:text-properties style:font-name="Times New Roman" fo:font-size="12pt" style:font-size-asian="12pt" style:font-size-complex="12pt" fo:language="en" fo:country="US"/>
    </style:style>
    <style:style style:name="P12" style:parent-style-name="CommentText" style:family="paragraph">
      <style:paragraph-properties fo:text-align="start" fo:text-indent="0in"/>
    </style:style>
    <style:style style:name="P13" style:parent-style-name="CommentText" style:family="paragraph">
      <style:paragraph-properties fo:text-align="start" fo:text-indent="0in"/>
    </style:style>
    <style:style style:name="T14" style:parent-style-name="CommentReference" style:family="text">
      <style:text-properties style:font-name="Times New Roman" fo:font-size="12pt" style:font-size-asian="12pt" style:font-size-complex="12pt"/>
    </style:style>
    <style:style style:name="T15" style:parent-style-name="DefaultParagraphFont" style:family="text">
      <style:text-properties style:font-name="Times New Roman" fo:font-size="12pt" style:font-size-asian="12pt" style:font-size-complex="12pt" fo:language="en" fo:country="US"/>
    </style:style>
    <style:style style:name="P16" style:parent-style-name="Standard" style:family="paragraph">
      <style:paragraph-properties fo:text-align="start" fo:text-indent="0in"/>
    </style:style>
    <style:style style:name="T17" style:parent-style-name="DefaultParagraphFont" style:family="text">
      <style:text-properties style:font-name="Times New Roman" fo:font-size="12pt" style:font-size-asian="12pt" style:font-size-complex="12pt" fo:language="en" fo:country="US"/>
    </style:style>
    <style:style style:name="T18" style:parent-style-name="CommentReference" style:family="text">
      <style:text-properties style:font-name="Times New Roman" fo:font-size="12pt" style:font-size-asian="12pt" style:font-size-complex="12pt"/>
    </style:style>
    <style:style style:name="T19" style:parent-style-name="DefaultParagraphFont" style:family="text">
      <style:text-properties style:font-name="Times New Roman" fo:font-size="12pt" style:font-size-asian="12pt" style:font-size-complex="12pt" fo:language="en" fo:country="US"/>
    </style:style>
    <style:style style:name="T20" style:parent-style-name="DefaultParagraphFont" style:family="text">
      <style:text-properties style:font-name="Times New Roman" fo:font-size="12pt" style:font-size-asian="12pt" style:font-size-complex="12pt" fo:language="en" fo:country="US"/>
    </style:style>
    <style:style style:name="P21" style:parent-style-name="CommentText" style:family="paragraph">
      <style:paragraph-properties fo:text-align="start" fo:text-indent="0in"/>
    </style:style>
    <style:style style:name="T22" style:parent-style-name="CommentReference" style:family="text">
      <style:text-properties style:font-name="Times New Roman" fo:font-size="12pt" style:font-size-asian="12pt" style:font-size-complex="12pt"/>
    </style:style>
    <style:style style:name="P2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4" style:parent-style-name="CommentText" style:family="paragraph">
      <style:paragraph-properties fo:text-align="start" fo:text-indent="0in"/>
    </style:style>
    <style:style style:name="P2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 style:parent-style-name="Standard" style:family="paragraph">
      <style:paragraph-properties fo:text-align="start" fo:text-indent="0in"/>
    </style:style>
    <style:style style:name="T28" style:parent-style-name="DefaultParagraphFont" style:family="text">
      <style:text-properties style:font-name="Times New Roman" fo:font-size="12pt" style:font-size-asian="12pt" style:font-size-complex="12pt" fo:language="en" fo:country="US"/>
    </style:style>
    <style:style style:name="T29" style:parent-style-name="CommentReference" style:family="text">
      <style:text-properties style:font-name="Times New Roman" fo:font-size="12pt" style:font-size-asian="12pt" style:font-size-complex="12pt"/>
    </style:style>
    <style:style style:name="P30" style:parent-style-name="Standard" style:family="paragraph">
      <style:paragraph-properties fo:text-align="start" fo:text-indent="0in"/>
      <style:text-properties fo:language="en" fo:country="US"/>
    </style:style>
    <style:style style:name="P31" style:parent-style-name="Standard" style:family="paragraph">
      <style:paragraph-properties fo:text-align="start" fo:text-indent="0in"/>
    </style:style>
    <style:style style:name="T3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33" style:parent-style-name="CommentText" style:family="paragraph">
      <style:paragraph-properties fo:text-align="start" fo:text-indent="0in"/>
    </style:style>
    <style:style style:name="P34" style:parent-style-name="CommentText" style:family="paragraph">
      <style:paragraph-properties fo:text-align="start" fo:text-indent="0in"/>
    </style:style>
    <style:style style:name="T35"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36" style:parent-style-name="Standard" style:family="paragraph">
      <style:paragraph-properties fo:text-align="start" fo:text-indent="0in"/>
    </style:style>
    <style:style style:name="T37" style:parent-style-name="DefaultParagraphFont" style:family="text">
      <style:text-properties style:font-name="Times New Roman" fo:font-size="12pt" style:font-size-asian="12pt" style:font-size-complex="12pt" fo:language="en" fo:country="US"/>
    </style:style>
    <style:style style:name="P38" style:parent-style-name="CommentText" style:family="paragraph">
      <style:paragraph-properties fo:text-align="start" fo:text-indent="0in"/>
    </style:style>
    <style:style style:name="T39" style:parent-style-name="CommentReference" style:family="text">
      <style:text-properties style:font-name="Times New Roman" fo:font-size="12pt" style:font-size-asian="12pt" style:font-size-complex="12pt"/>
    </style:style>
    <style:style style:name="P40" style:parent-style-name="Normal" style:family="paragraph">
      <style:paragraph-properties fo:text-indent="0in"/>
      <style:text-properties fo:language="en" fo:country="US"/>
    </style:style>
    <style:style style:name="P41" style:parent-style-name="Standard" style:family="paragraph">
      <style:paragraph-properties fo:text-align="start" fo:text-indent="0in"/>
    </style:style>
    <style:style style:name="T42"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43" style:parent-style-name="CommentText" style:family="paragraph">
      <style:paragraph-properties fo:text-align="start" fo:text-indent="0in"/>
    </style:style>
    <style:style style:name="T44"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45" style:parent-style-name="CommentText" style:family="paragraph">
      <style:paragraph-properties fo:text-align="start" fo:text-indent="0in"/>
    </style:style>
    <style:style style:name="T46"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47" style:parent-style-name="Standard" style:family="paragraph">
      <style:paragraph-properties fo:text-align="start" fo:text-indent="0in"/>
      <style:text-properties style:font-name="Times New Roman" fo:font-size="12pt" style:font-size-asian="12pt" style:font-size-complex="12pt" fo:language="en" fo:country="US"/>
    </style:style>
    <style:style style:name="P48" style:parent-style-name="CommentText" style:family="paragraph">
      <style:paragraph-properties fo:text-align="start" fo:text-indent="0in"/>
    </style:style>
    <style:style style:name="P49" style:parent-style-name="Standard" style:family="paragraph">
      <style:paragraph-properties fo:text-align="start" fo:text-indent="0in"/>
      <style:text-properties style:font-name="Times New Roman" fo:font-size="12pt" style:font-size-asian="12pt" style:font-size-complex="12pt" fo:language="en" fo:country="US"/>
    </style:style>
    <style:style style:name="P50" style:parent-style-name="Standard" style:family="paragraph">
      <style:paragraph-properties fo:text-align="start" fo:text-indent="0in"/>
      <style:text-properties style:font-name="Times New Roman" fo:font-size="12pt" style:font-size-asian="12pt" style:font-size-complex="12pt" fo:language="en" fo:country="US"/>
    </style:style>
    <style:style style:name="P51" style:parent-style-name="Standard" style:family="paragraph">
      <style:paragraph-properties fo:text-align="start" fo:text-indent="0in"/>
      <style:text-properties style:font-name="Times New Roman" fo:font-size="12pt" style:font-size-asian="12pt" style:font-size-complex="12pt" fo:language="en" fo:country="US"/>
    </style:style>
    <style:style style:name="P52" style:parent-style-name="Standard" style:family="paragraph">
      <style:paragraph-properties fo:text-align="start" fo:text-indent="0in"/>
    </style:style>
    <style:style style:name="T53" style:parent-style-name="DefaultParagraphFont" style:family="text">
      <style:text-properties style:font-name="Times New Roman" fo:font-size="12pt" style:font-size-asian="12pt" style:font-size-complex="12pt" fo:language="en" fo:country="US"/>
    </style:style>
    <style:style style:name="T54" style:parent-style-name="CommentReference" style:family="text">
      <style:text-properties style:font-name="Times New Roman" fo:font-size="12pt" style:font-size-asian="12pt" style:font-size-complex="12pt"/>
    </style:style>
    <style:style style:name="T55" style:parent-style-name="DefaultParagraphFont" style:family="text">
      <style:text-properties style:font-name="Times New Roman" fo:font-size="12pt" style:font-size-asian="12pt" style:font-size-complex="12pt" fo:language="en" fo:country="US"/>
    </style:style>
    <style:style style:name="P56" style:parent-style-name="Standard" style:family="paragraph">
      <style:paragraph-properties fo:text-align="start" fo:text-indent="0in"/>
      <style:text-properties style:font-name="Times New Roman" fo:font-size="12pt" style:font-size-asian="12pt" style:font-size-complex="12pt" fo:language="en" fo:country="US"/>
    </style:style>
    <style:style style:name="P57" style:parent-style-name="CommentText" style:family="paragraph">
      <style:paragraph-properties fo:text-align="start" fo:text-indent="0in"/>
    </style:style>
    <style:style style:name="P58" style:parent-style-name="Standard" style:family="paragraph">
      <style:paragraph-properties fo:text-align="start" fo:text-indent="0in"/>
      <style:text-properties style:font-name="Times New Roman" fo:font-size="12pt" style:font-size-asian="12pt" style:font-size-complex="12pt" fo:language="en" fo:country="US"/>
    </style:style>
    <style:style style:name="P59" style:parent-style-name="Standard" style:family="paragraph">
      <style:paragraph-properties fo:text-align="start" fo:text-indent="0in"/>
    </style:style>
    <style:style style:name="T60" style:parent-style-name="DefaultParagraphFont" style:family="text">
      <style:text-properties style:font-name="Times New Roman" fo:font-size="12pt" style:font-size-asian="12pt" style:font-size-complex="12pt" fo:language="en" fo:country="US"/>
    </style:style>
    <style:style style:name="T61" style:parent-style-name="DefaultParagraphFont" style:family="text">
      <style:text-properties style:font-name="Times New Roman" fo:font-size="12pt" style:font-size-asian="12pt" style:font-size-complex="12pt" fo:language="en" fo:country="US"/>
    </style:style>
    <style:style style:name="T62" style:parent-style-name="CommentReference" style:family="text">
      <style:text-properties style:font-name="Times New Roman" fo:font-size="12pt" style:font-size-asian="12pt" style:font-size-complex="12pt"/>
    </style:style>
    <style:style style:name="P63" style:parent-style-name="Normal" style:family="paragraph">
      <style:paragraph-properties fo:text-indent="0in"/>
      <style:text-properties fo:language="en" fo:country="US"/>
    </style:style>
    <style:style style:name="P64" style:parent-style-name="Standard" style:family="paragraph">
      <style:paragraph-properties fo:text-align="start" fo:text-indent="0in"/>
    </style:style>
    <style:style style:name="T65" style:parent-style-name="DefaultParagraphFont" style:family="text">
      <style:text-properties style:font-name="Times New Roman" fo:font-weight="bold" style:font-weight-asian="bold" style:font-weight-complex="bold" fo:font-size="12pt" style:font-size-asian="12pt" style:font-size-complex="12pt"/>
    </style:style>
    <style:style style:name="P66" style:parent-style-name="CommentText" style:family="paragraph">
      <style:paragraph-properties fo:text-align="start" fo:text-indent="0in"/>
    </style:style>
    <style:style style:name="P67" style:parent-style-name="CommentText" style:family="paragraph">
      <style:paragraph-properties fo:text-align="start" fo:text-indent="0in"/>
    </style:style>
    <style:style style:name="T68" style:parent-style-name="Hyperlink" style:family="text">
      <style:text-properties style:font-name="Times New Roman" fo:font-weight="bold" style:font-weight-asian="bold" style:font-weight-complex="bold" fo:font-size="12pt" style:font-size-asian="12pt" style:font-size-complex="12pt"/>
    </style:style>
    <style:style style:name="P69" style:parent-style-name="Standard" style:family="paragraph">
      <style:paragraph-properties fo:text-align="start" fo:text-indent="0in"/>
    </style:style>
    <style:style style:name="T70" style:parent-style-name="DefaultParagraphFont" style:family="text">
      <style:text-properties style:font-name="Times New Roman" fo:font-size="12pt" style:font-size-asian="12pt" style:font-size-complex="12pt" fo:language="en" fo:country="US"/>
    </style:style>
    <style:style style:name="P71" style:parent-style-name="CommentText" style:family="paragraph">
      <style:paragraph-properties fo:text-align="start" fo:text-indent="0in"/>
    </style:style>
    <style:style style:name="T72" style:parent-style-name="CommentReference" style:family="text">
      <style:text-properties style:font-name="Times New Roman" fo:font-size="12pt" style:font-size-asian="12pt" style:font-size-complex="12pt"/>
    </style:style>
    <style:style style:name="P73" style:parent-style-name="Normal" style:family="paragraph">
      <style:paragraph-properties fo:text-indent="0in"/>
      <style:text-properties fo:language="en" fo:country="US"/>
    </style:style>
  </office:automatic-styles>
  <office:body>
    <office:text text:use-soft-page-breaks="true">
      <text:p text:style-name="P1">Method</text:p>
      <text:p text:style-name="P2"/>
      <text:p text:style-name="P3"><text:span text:style-name="T4"><office:annotation office:name="0" xml:id="1197734146"><dc:creator>Janka Hauffe</dc:creator><dc:date>2025-01-15T10:33:00</dc:date><meta:creator-initials>JH</meta:creator-initials><text:p text:style-name="P5">EEG in COVID and COVID in general</text:p></office:annotation><office:annotation office:name="1" xml:id="952464590"><dc:creator>Janka Hauffe</dc:creator><dc:date>2025-01-29T14:35:00</dc:date><meta:creator-initials>JH</meta:creator-initials><text:p text:style-name="P6">Important paper</text:p></office:annotation>Sun, Sun, Chen, Wang &amp; Gao (2024):<text:s/></text:span><text:span text:style-name="T7"><office:annotation-end office:name="0"/></text:span><text:span text:style-name="CommentReference"><office:annotation-end office:name="1"/></text:span><office:annotation office:name="2" xml:id="512362326"><dc:creator>Janka Hauffe</dc:creator><dc:date>2025-01-29T14:29:00</dc:date><meta:creator-initials>JH</meta:creator-initials><text:p text:style-name="P8">@article{sun2024eeg, title={EEG signatures of cognitive decline after mild SARS-CoV-2 infection: an age-dependent study}, author={Sun, Yike and Sun, Jingnan and Chen, Xiaogang and Wang, Yijun and Gao, Xiaorong}, journal={BMC Medicine}, volume={22}, number={1}, pages={257}, year={2024}, publisher={Springer} }<text:s/></text:p></office:annotation><text:a xlink:href="https://doi.org/10.1186/s12916-024-03481-1" office:target-frame-name="_top" xlink:show="replace"><text:span text:style-name="T9">https://doi.org/10.1186/s12916-024-03481-1</text:span></text:a><text:span text:style-name="CommentReference"><office:annotation-end office:name="2"/></text:span></text:p>
      <text:p text:style-name="P10"><text:span text:style-name="T11"><office:annotation office:name="3" xml:id="1096235886"><dc:creator>Janka Hauffe</dc:creator><dc:date>2025-01-15T10:36:00</dc:date><meta:creator-initials>JH</meta:creator-initials><text:p text:style-name="P12">methode</text:p></office:annotation><office:annotation office:name="4" xml:id="661681087"><dc:creator>Janka Hauffe</dc:creator><dc:date>2025-01-15T10:37:00</dc:date><meta:creator-initials>JH</meta:creator-initials><text:p text:style-name="P13">methode</text:p></office:annotation>A preprocessing protocol was implemented to maintain data integrity.</text:span><text:span text:style-name="T14"><office:annotation-end office:name="3"/></text:span><text:span text:style-name="T15"><text:s/>During the recording phase, a specialist flagged any segments where significant body movements caused electrode dislodgement. To mitigate the impact of ocular and muscular artifacts, the independent com-</text:span></text:p>
      <text:p text:style-name="P16"><text:span text:style-name="T17">ponent analysis (ICA) was employed. Additionally, direct current (DC) and instrumental frequency (IF) interferences were eliminated using a bandpass filter ranging from 0.5 to 45 Hz. These preprocessing steps were critical to ensuring the reliability and validity of the study’s findings.</text:span><text:span text:style-name="T18"><office:annotation-end office:name="4"/></text:span><text:span text:style-name="T19"><text:s/></text:span><text:span text:style-name="T20"><office:annotation office:name="5" xml:id="1876484872"><dc:creator>Janka Hauffe</dc:creator><dc:date>2025-01-15T10:38:00</dc:date><meta:creator-initials>JH</meta:creator-initials><text:p text:style-name="P21">methode</text:p></office:annotation>In the analytical phase, the EEG data was segregated into six distinct frequency bands using a specialized filter bank, covering the full frequency spectrum: full band (0.5–45 Hz), delta (0.5–4 Hz), theta (4–8 Hz), alpha (8–12 Hz), beta (12–30 Hz), and gamma (30–45 Hz). An averaging reference operation was subsequently applied across all datasets to ensure analytical consistency and accuracy.</text:span><text:span text:style-name="T22"><office:annotation-end office:name="5"/></text:span></text:p>
      <text:p text:style-name="P23"><office:annotation office:name="6" xml:id="223713090"><dc:creator>Janka Hauffe</dc:creator><dc:date>2025-01-15T10:41:00</dc:date><meta:creator-initials>JH</meta:creator-initials><text:p text:style-name="P24">methode</text:p></office:annotation>Statistical test methods</text:p>
      <text:p text:style-name="P25">In this study, statistical analyses were conducted to ensure the robustness and validity of the findings. First and foremost, normality testing was performed using the Shapiro–Wilk normality test, a fundamental step in validating the assumptions underlying parametric statistical methods. Subsequently, for datasets adhering to a normal distribution (P &gt; 0.05), a paired t-test was employed, a method widely acknowledged for its appropriateness in comparing means under normal conditions. In cases where the data did not conform to a normal distribution (P ≤ 0.05), the analysis was conducted using the Wilcoxon signed-rank test, a non-parametric test known for its effectiveness in evaluating differences between paired samples without relying on the assumptions of normality.</text:p>
      <text:p text:style-name="P26">All statistical procedures were executed with the SCIPY.</text:p>
      <text:p text:style-name="P27"><text:span text:style-name="T28">STATS toolkit for Python.</text:span><text:span text:style-name="T29"><office:annotation-end office:name="6"/></text:span></text:p>
      <text:p text:style-name="P30"/>
      <text:p text:style-name="P31"><text:span text:style-name="T32"><office:annotation office:name="7" xml:id="288785506"><dc:creator>Janka Hauffe</dc:creator><dc:date>2025-01-30T13:16:00</dc:date><meta:creator-initials>JH</meta:creator-initials><text:p text:style-name="P33">EEG in SCD</text:p></office:annotation>Perez, Duque, Hidalgo &amp; Salvador, 2024:<text:s/></text:span><text:span text:style-name="CommentReference"><office:annotation-end office:name="7"/></text:span><office:annotation office:name="8" xml:id="567269193"><dc:creator>Janka Hauffe</dc:creator><dc:date>2025-01-30T13:15:00</dc:date><meta:creator-initials>JH</meta:creator-initials><text:p text:style-name="P34">@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text:a xlink:href="https://doi.org/10.1016/j.biopsycho.2024.108823" office:target-frame-name="_top" xlink:show="replace"><text:span text:style-name="T35">https://doi.org/10.1016/j.biopsycho.2024.108823</text:span></text:a><text:span text:style-name="CommentReference"><office:annotation-end office:name="8"/></text:span></text:p>
      <text:p text:style-name="P36"><text:span text:style-name="T37"><office:annotation office:name="9" xml:id="1029602931"><dc:creator>Janka Hauffe</dc:creator><dc:date>2025-01-15T12:41:00</dc:date><meta:creator-initials>JH</meta:creator-initials><text:p text:style-name="P38">methodes</text:p></office:annotation>All the studies under review indicated similar recording settings, and they were conducted in quiet rooms with low light and reduced noise levels while participants were in a comfortable position.</text:span><text:span text:style-name="T39"><office:annotation-end office:name="9"/></text:span></text:p>
      <text:p text:style-name="P40"/>
      <text:p text:style-name="P41"><text:span text:style-name="T42"><office:annotation office:name="10" xml:id="562269499"><dc:creator>Janka Hauffe</dc:creator><dc:date>2025-01-30T13:37:00</dc:date><meta:creator-initials>JH</meta:creator-initials><text:p text:style-name="P43">EEG in MCI and AD</text:p></office:annotation>Farina et al., 2020</text:span><text:span text:style-name="CommentReference"><office:annotation-end office:name="10"/></text:span><text:span text:style-name="T44">:<text:s/></text:span><office:annotation office:name="11" xml:id="1159848876"><dc:creator>Janka Hauffe</dc:creator><dc:date>2025-01-30T13:36:00</dc:date><meta:creator-initials>JH</meta:creator-initials><text:p text:style-name="P45">@article{farina2020comparison, title={A comparison of resting state EEG and structural MRI for classifying Alzheimer’s disease and mild cognitive impairment}, author={Farina, Francesca R and Emek-Sava{\c{s}}, DD and Rueda-Delgado, L and Boyle, Rory and Kiiski, Hanni and Yener, G{\"o}rsev and Whelan, Robert}, journal={Neuroimage}, volume={215}, pages={116795}, year={2020}, publisher={Elsevier} }<text:s/></text:p></office:annotation><text:a xlink:href="https://doi.org/10.1016/j.neuroimage.2020.116795" office:target-frame-name="_top" xlink:show="replace"><text:span text:style-name="T46">https://doi.org/10.1016/j.neuroimage.2020.116795</text:span></text:a><text:span text:style-name="CommentReference"><office:annotation-end office:name="11"/></text:span></text:p>
      <text:p text:style-name="P47"><office:annotation office:name="12" xml:id="1629773244"><dc:creator>Janka Hauffe</dc:creator><dc:date>2025-01-17T09:52:00</dc:date><meta:creator-initials>JH</meta:creator-initials><text:p text:style-name="P48">For orientation in methods</text:p></office:annotation><text:soft-page-break/>2.4.1. EEG frequency band and power ratio calculations<text:s/></text:p>
      <text:p text:style-name="P49">Spectral analysis of absolute and relative power across the 30 scalp electrodes was conducted using the multitaper spectral estimation with Hann taper and 0.5 Hz frequency resolution. Power values were calculated</text:p>
      <text:p text:style-name="P50">separately for EEG recorded with participants’ eyes open and eyes closed to explore potential differences between these two arousal states (Barry and De Blasio, 2017). The following seven frequency bands were included: delta (1–4 Hz), theta (4–8 Hz), alpha1 (8–10 Hz), alpha2 (10–13 Hz), beta1 (13–18 Hz), beta2 (18–30 Hz) and gamma (30–45 Hz), based on</text:p>
      <text:p text:style-name="P51">previous literature (Cassani et al., 2018). The mean number of epochs included in the eyes open condition was 112 ( 6.36). The mean number of epochs included in the eyes closed condition was 112.5 ( 4.95). Absolute power values were converted to logarithm base 10 to produce values in dB. For relative power, the values were expressed as a percentage of power in a frequency band divided by the total power across all seven frequency bands. Three additional power metrics were also calculated for the EO condition, based on previous literature (Moretti et al., 2009, 2012; Musaeus et al., 2018). These were: theta/gamma power ratio, alpha2/alpha1 power ratio and global theta power. Theta/gamma ratios were calculated by dividing the absolute power in the theta band with the absolute power in the gamma band to create a ratio for each electrode.</text:p>
      <text:p text:style-name="P52"><text:span text:style-name="T53">Alpha2/alpha1 ratios were calculated in the same way. Global theta was calculated by averaging absolute theta power for all channels. Absolute and relative power were calculated separately for EO and EC conditions</text:span><text:span text:style-name="T54"><office:annotation-end office:name="12"/></text:span><text:span text:style-name="T55">.</text:span></text:p>
      <text:p text:style-name="P56"><office:annotation office:name="13" xml:id="1579774777"><dc:creator>Janka Hauffe</dc:creator><dc:date>2025-01-17T09:53:00</dc:date><meta:creator-initials>JH</meta:creator-initials><text:p text:style-name="P57">Also for methods as orientation</text:p></office:annotation>2.4.2. EEG weighted phase lag index calculation<text:s/></text:p>
      <text:p text:style-name="P58">Data were epoched into 5-s segments and then filtered in delta (1–4 Hz), theta (4–8 Hz), alpha1 (8–10 Hz), alpha2 (10–13 Hz), beta1 (13–18 Hz), beta2 (18–30 Hz) and gamma (30–45 Hz) bands using a Butterworth filter. Participants with fewer than 21 epochs, corresponding to less than 50% of the individual’s data, were excluded from further analyses: 2 from the HC group during EC condition; and 3 from the HC group, 1 from the aMCI group and 1 from the AD group during EO condition. This resulted in 63 HC, 64 aMCI and 60 AD participants in the EC analysis, and 62 HC, 63 aMCI and 59 AD participants in the EO analysis.</text:p>
      <text:p text:style-name="P59"><text:span text:style-name="T60">The weighted phase lag index (WPLI) between all possible channel pairs (from 30 channels) was calculated (435 pairs). The WPLI provides a measure of the lead/lag (i.e., positive/negative) phase difference between two signals. Phase differences close to the zero-phase lag are weighted with a lower value to diminish the contribution of volume conduction<text:s/></text:span><text:soft-page-break/><text:span text:style-name="T61">(Vinck et al., 2011). The WPLI per frequency band was calculated per epoch and then averaged across epochs (cf. Kiiski et al., 2020).</text:span><text:span text:style-name="T62"><office:annotation-end office:name="13"/></text:span></text:p>
      <text:p text:style-name="P63"/>
      <text:p text:style-name="P64"><text:span text:style-name="T65"><office:annotation office:name="14" xml:id="2002069238"><dc:creator>Janka Hauffe</dc:creator><dc:date>2025-01-30T13:35:00</dc:date><meta:creator-initials>JH</meta:creator-initials><text:p text:style-name="P66">EEG in MCI and AD</text:p></office:annotation>Fröhlich, Kutz, Müller &amp; Claudia Voelcker-Rehagen (2021):<text:s/></text:span><text:span text:style-name="CommentReference"><office:annotation-end office:name="14"/></text:span><office:annotation office:name="15" xml:id="22725107"><dc:creator>Janka Hauffe</dc:creator><dc:date>2025-01-30T13:35:00</dc:date><meta:creator-initials>JH</meta:creator-initials><text:p text:style-name="P67">@article{frohlich2021characteristics, title={Characteristics of resting state EEG power in 80+-year-olds of different cognitive status}, author={Fr{\"o}hlich, Stephanie and Kutz, Dieter F and M{\"u}ller, Katrin and Voelcker-Rehage, Claudia}, journal={Frontiers in aging neuroscience}, volume={13}, pages={675689}, year={2021}, publisher={Frontiers Media SA} }<text:s/></text:p></office:annotation><text:a xlink:href="https://doi.org/10.3389/fnagi.2021.675689" office:target-frame-name="_top" xlink:show="replace"><text:span text:style-name="T68">https://doi.org/10.3389/fnagi.2021.675689</text:span></text:a><text:span text:style-name="CommentReference"><office:annotation-end office:name="15"/></text:span></text:p>
      <text:p text:style-name="P69"><text:span text:style-name="T70"><office:annotation office:name="16" xml:id="1877529006"><dc:creator>Janka Hauffe</dc:creator><dc:date>2025-01-17T10:09:00</dc:date><meta:creator-initials>JH</meta:creator-initials><text:p text:style-name="P71">My comment</text:p></office:annotation>Also some things about power analysis and also topography, might be relevant for methods, but maybe not</text:span><text:span text:style-name="T72"><office:annotation-end office:name="16"/></text:span></text:p>
      <text:p text:style-name="P7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Standard" style:display-name="Standard" style:family="paragraph">
      <style:paragraph-properties style:vertical-align="baseline"/>
      <style:text-properties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CommentSubject" style:display-name="Comment Subject" style:family="paragraph" style:parent-style-name="CommentText" style:next-style-name="CommentText">
      <style:paragraph-properties style:vertical-align="auto"/>
      <style:text-properties fo:font-weight="bold" style:font-weight-asian="bold" style:font-weight-complex="bold" fo:hyphenate="false"/>
    </style:style>
    <style:style style:name="StandardChar" style:display-name="Standard Char" style:family="text" style:parent-style-name="DefaultParagraphFont"/>
    <style:style style:name="CommentTextChar1" style:display-name="Comment Text Char1" style:family="text" style:parent-style-name="StandardChar">
      <style:text-properties fo:font-size="10pt" style:font-size-asian="10pt" style:font-size-complex="10pt"/>
    </style:style>
    <style:style style:name="CommentSubjectChar" style:display-name="Comment Subject Char" style:family="text" style:parent-style-name="CommentTextChar1">
      <style:text-properties fo:font-weight="bold" style:font-weight-asian="bold" style:font-weight-complex="bold"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5-01-21T08:09:00Z</meta:creation-date>
    <dc:date>2025-01-31T13:25:00Z</dc:date>
    <meta:template xlink:href="Normal.dotm" xlink:type="simple"/>
    <meta:editing-cycles>5</meta:editing-cycles>
    <meta:editing-duration>PT0S</meta:editing-duration>
    <meta:document-statistic meta:page-count="3" meta:paragraph-count="11" meta:word-count="767" meta:character-count="5595" meta:row-count="40" meta:non-whitespace-character-count="4839"/>
  </office:meta>
</office:document-meta>
</file>